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CollectorsTests.toAnnotationSetCollectsLinkedHashSetWith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CollectorsTests.toMultiValueMapCollects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CollectorsTests.toAnnotationArrayCollectsAnnotationArrayWith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CollectorsTest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CollectorsTests.toSuppliedAnnotationArrayCollectsAnnotationArrayWith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CollectorsTests.toFinishedMultiValueMapCollects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